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cb44a" officeooo:paragraph-rsid="001cb44a"/>
    </style:style>
    <style:style style:name="P2" style:family="paragraph" style:parent-style-name="Standard">
      <style:text-properties officeooo:rsid="001cb44a" officeooo:paragraph-rsid="001e5aa5"/>
    </style:style>
    <style:style style:name="P3" style:family="paragraph" style:parent-style-name="Standard">
      <style:text-properties officeooo:rsid="001cb44a" officeooo:paragraph-rsid="001fc5b9"/>
    </style:style>
    <style:style style:name="P4" style:family="paragraph" style:parent-style-name="Standard">
      <style:text-properties officeooo:rsid="001cb44a" officeooo:paragraph-rsid="0022aaed"/>
    </style:style>
    <style:style style:name="P5" style:family="paragraph" style:parent-style-name="Standard">
      <style:text-properties officeooo:rsid="001cb44a" officeooo:paragraph-rsid="00237926"/>
    </style:style>
    <style:style style:name="P6" style:family="paragraph" style:parent-style-name="Standard">
      <style:text-properties officeooo:rsid="001d0111" officeooo:paragraph-rsid="001d0111" fo:background-color="#fff200"/>
    </style:style>
    <style:style style:name="P7" style:family="paragraph" style:parent-style-name="Standard">
      <style:text-properties officeooo:rsid="001dc7c2" officeooo:paragraph-rsid="001dc7c2" fo:background-color="#fff200"/>
    </style:style>
    <style:style style:name="P8" style:family="paragraph" style:parent-style-name="Standard">
      <style:text-properties officeooo:rsid="001fc5b9" officeooo:paragraph-rsid="001fc5b9"/>
    </style:style>
    <style:style style:name="P9" style:family="paragraph" style:parent-style-name="Standard">
      <style:text-properties officeooo:rsid="0020c154" officeooo:paragraph-rsid="0020c154"/>
    </style:style>
    <style:style style:name="P10" style:family="paragraph" style:parent-style-name="Standard">
      <style:text-properties officeooo:rsid="0026e497" officeooo:paragraph-rsid="0026e497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text-properties officeooo:rsid="002a82d3" officeooo:paragraph-rsid="002a82d3"/>
    </style:style>
    <style:style style:name="P13" style:family="paragraph" style:parent-style-name="Table_20_Contents">
      <style:text-properties officeooo:rsid="002b963c" officeooo:paragraph-rsid="002b963c"/>
    </style:style>
    <style:style style:name="P14" style:family="paragraph" style:parent-style-name="Table_20_Contents">
      <style:text-properties officeooo:rsid="002cf2a0" officeooo:paragraph-rsid="002cf2a0"/>
    </style:style>
    <style:style style:name="P15" style:family="paragraph" style:parent-style-name="Table_20_Contents">
      <style:text-properties officeooo:rsid="002f2c74" officeooo:paragraph-rsid="002f2c74"/>
    </style:style>
    <style:style style:name="P16" style:family="paragraph" style:parent-style-name="Heading_20_1">
      <style:text-properties officeooo:rsid="002b963c" officeooo:paragraph-rsid="002b963c"/>
    </style:style>
    <style:style style:name="P17" style:family="paragraph" style:parent-style-name="Preformatted_20_Text">
      <style:text-properties officeooo:rsid="0026e497" officeooo:paragraph-rsid="0026e497"/>
    </style:style>
    <style:style style:name="P18" style:family="paragraph" style:parent-style-name="Preformatted_20_Text">
      <style:text-properties officeooo:rsid="0026e497" officeooo:paragraph-rsid="0028b674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Table_20_Contents" style:list-style-name="L2">
      <style:text-properties officeooo:rsid="002f2c74" officeooo:paragraph-rsid="002f2c74"/>
    </style:style>
    <style:style style:name="P21" style:family="paragraph" style:parent-style-name="Standard" style:list-style-name="L1">
      <style:text-properties officeooo:rsid="0026e497" officeooo:paragraph-rsid="0026e497"/>
    </style:style>
    <style:style style:name="T1" style:family="text">
      <style:text-properties officeooo:rsid="001e5aa5"/>
    </style:style>
    <style:style style:name="T2" style:family="text">
      <style:text-properties officeooo:rsid="001fc5b9"/>
    </style:style>
    <style:style style:name="T3" style:family="text">
      <style:text-properties officeooo:rsid="0020c154"/>
    </style:style>
    <style:style style:name="T4" style:family="text">
      <style:text-properties officeooo:rsid="0022aaed"/>
    </style:style>
    <style:style style:name="T5" style:family="text">
      <style:text-properties officeooo:rsid="00237926"/>
    </style:style>
    <style:style style:name="T6" style:family="text">
      <style:text-properties fo:color="#808080"/>
    </style:style>
    <style:style style:name="T7" style:family="text">
      <style:text-properties fo:color="#808080" fo:font-size="16pt" style:font-size-asian="16pt" style:font-size-complex="16pt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29b09b" fo:background-color="#fff200" loext:char-shading-value="0"/>
    </style:style>
    <style:style style:name="T10" style:family="text">
      <style:text-properties officeooo:rsid="002b963c"/>
    </style:style>
    <style:style style:name="T11" style:family="text">
      <style:text-properties officeooo:rsid="002cf2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Docker practices</text:p>
      <text:p text:style-name="P1"/>
      <text:p text:style-name="P1">basic:</text:p>
      <text:p text:style-name="P1">docker version</text:p>
      <text:p text:style-name="P1">docker -v</text:p>
      <text:p text:style-name="P1">docker info</text:p>
      <text:p text:style-name="P1">docker --help</text:p>
      <text:p text:style-name="P1">docker login</text:p>
      <text:p text:style-name="P1"/>
      <text:p text:style-name="P1">images</text:p>
      <text:p text:style-name="P1">docker images</text:p>
      <text:p text:style-name="P1">docker pull</text:p>
      <text:p text:style-name="P1">docker rmi</text:p>
      <text:p text:style-name="P1"/>
      <text:p text:style-name="P1">containers <text:span text:style-name="T1">commands</text:span></text:p>
      <text:p text:style-name="P1">docker ps <text:s/><text:span text:style-name="T2">list running images</text:span></text:p>
      <text:p text:style-name="P3">docker ps <text:s/>-<text:span text:style-name="T2">a list all images</text:span></text:p>
      <text:p text:style-name="P3"/>
      <text:p text:style-name="P1">docker run <text:s/><text:span text:style-name="T1">imageName <text:s/></text:span></text:p>
      <text:p text:style-name="P8">docker run –name MyUbuntu1 -it ubuntu </text:p>
      <text:p text:style-name="P8">then system will enter into the container</text:p>
      <text:p text:style-name="P8"/>
      <text:p text:style-name="P8"/>
      <text:p text:style-name="P1">docker start <text:span text:style-name="T1">ContainerName/ID</text:span></text:p>
      <text:p text:style-name="P2">docker stop <text:span text:style-name="T1">ContainerName/ID</text:span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ermao@ermao-ThinkPad-T510:~$ sudo docker ps</text:p>
            <text:p text:style-name="Table_20_Contents">[sudo] password for ermao: </text:p>
            <text:p text:style-name="Table_20_Contents">CONTAINER ID <text:s text:c="7"/>IMAGE <text:s text:c="14"/>COMMAND <text:s text:c="12"/>CREATED <text:s text:c="12"/>STATUS <text:s text:c="13"/>PORTS <text:s text:c="14"/>NAMES</text:p>
            <text:p text:style-name="Table_20_Contents">d405d41cddd4 <text:s text:c="7"/>ea4c82dcd15a <text:s text:c="7"/>"bash" <text:s text:c="13"/>About an hour ago <text:s text:c="2"/>Up About an hour <text:s text:c="23"/>upbeat_fermat</text:p>
            <text:p text:style-name="Table_20_Contents">ermao@ermao-ThinkPad-T510:~$ sudo docker stop d405d41cddd4</text:p>
            <text:p text:style-name="Table_20_Contents">d405d41cddd4</text:p>
            <text:p text:style-name="Table_20_Contents">ermao@ermao-ThinkPad-T510:~$ </text:p>
          </table:table-cell>
        </table:table-row>
      </table:table>
      <text:p text:style-name="P9">In the other terminal </text:p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root@d405d41cddd4:/bin# ls -a</text:p>
            <text:p text:style-name="P11">. <text:s text:c="7"/>bzegrep <text:s text:c="6"/>bzmore <text:s/>date <text:s text:c="10"/>echo <text:s text:c="4"/>gzexe <text:s text:c="4"/>lsblk <text:s text:c="6"/>mv <text:s text:c="12"/>rm <text:s text:c="9"/>stty <text:s text:c="5"/>umount <text:s text:c="7"/>zcat <text:s text:c="3"/>zless</text:p>
            <text:p text:style-name="P11">.. <text:s text:c="6"/>bzexe <text:s text:c="8"/>cat <text:s text:c="4"/>dd <text:s text:c="12"/>egrep <text:s text:c="3"/>gzip <text:s text:c="5"/>mkdir <text:s text:c="6"/>nisdomainname <text:s/>rmdir <text:s text:c="6"/>su <text:s text:c="7"/>uname <text:s text:c="8"/>zcmp <text:s text:c="3"/>zmore</text:p>
            <text:p text:style-name="P11">bash <text:s text:c="4"/>bzfgrep <text:s text:c="6"/>chgrp <text:s text:c="2"/>df <text:s text:c="12"/>false <text:s text:c="3"/>hostname <text:s/>mknod <text:s text:c="6"/>pidof <text:s text:c="9"/>run-parts <text:s text:c="2"/>sync <text:s text:c="5"/>uncompress <text:s text:c="3"/>zdiff <text:s text:c="2"/>znew</text:p>
            <text:p text:style-name="P11">bunzip2 <text:s/>bzgrep <text:s text:c="7"/>chmod <text:s text:c="2"/>dir <text:s text:c="11"/>fgrep <text:s text:c="3"/>kill <text:s text:c="5"/>mktemp <text:s text:c="5"/>ps <text:s text:c="12"/>sed <text:s text:c="8"/>tar <text:s text:c="6"/>vdir <text:s text:c="9"/>zegrep</text:p>
            <text:p text:style-name="P11">bzcat <text:s text:c="3"/>bzip2 <text:s text:c="8"/>chown <text:s text:c="2"/>dmesg <text:s text:c="9"/>findmnt <text:s/>ln <text:s text:c="7"/>more <text:s text:c="7"/>pwd <text:s text:c="11"/>sh <text:s text:c="9"/>tempfile <text:s/>wdctl <text:s text:c="8"/>zfgrep</text:p>
            <text:p text:style-name="P11">bzcmp <text:s text:c="3"/>bzip2recover <text:s/>cp <text:s text:c="5"/>dnsdomainname <text:s/>grep <text:s text:c="4"/>login <text:s text:c="4"/>mount <text:s text:c="6"/>rbash <text:s text:c="9"/>sh.distrib <text:s/>touch <text:s text:c="4"/>which <text:s text:c="8"/>zforce</text:p>
            <text:p text:style-name="P11">bzdiff <text:s text:c="2"/>bzless <text:s text:c="7"/>dash <text:s text:c="3"/>domainname <text:s text:c="4"/>gunzip <text:s text:c="2"/>ls <text:s text:c="7"/>mountpoint <text:s/>readlink <text:s text:c="6"/>sleep <text:s text:c="6"/>true <text:s text:c="5"/>ypdomainname <text:s/>zgrep</text:p>
            <text:p text:style-name="P11">root@d405d41cddd4:/bin# exit</text:p>
            <text:p text:style-name="P11">ermao@ermao-ThinkPad-T510:~$ , <text:span text:style-name="T3">there is no more container 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docker <text:span text:style-name="T2">pause</text:span> <text:span text:style-name="T1">ContainerName/ID</text:span></text:p>
      <text:p text:style-name="P4">docker <text:span text:style-name="T4">unpause</text:span> <text:span text:style-name="T1">ContainerName/ID</text:span></text:p>
      <text:p text:style-name="P3"/>
      <text:p text:style-name="P3"/>
      <text:p text:style-name="P3">docker <text:span text:style-name="T2">uneasy</text:span> <text:span text:style-name="T1">ContainerName/ID</text:span></text:p>
      <text:p text:style-name="P3">docker <text:span text:style-name="T2">top</text:span> <text:span text:style-name="T1">ContainerName/ID</text:span></text:p>
      <text:p text:style-name="P3">docker <text:span text:style-name="T2">stats</text:span> <text:span text:style-name="T1">ContainerName/ID</text:span></text:p>
      <text:p text:style-name="P3">docker <text:span text:style-name="T2">attach</text:span> <text:span text:style-name="T1">ContainerName/ID</text:span></text:p>
      <text:p text:style-name="P3">docker <text:span text:style-name="T2">stats</text:span> <text:span text:style-name="T1">ContainerName/ID</text:span></text:p>
      <text:p text:style-name="P3"/>
      <text:p text:style-name="P5">docker <text:span text:style-name="T5">kill</text:span> <text:span text:style-name="T1">ContainerName/ID</text:span></text:p>
      <text:p text:style-name="P5">docker <text:span text:style-name="T5">rm</text:span> <text:span text:style-name="T1">ContainerName/ID</text:span></text:p>
      <text:p text:style-name="P1"/>
      <text:p text:style-name="P1">system</text:p>
      <text:p text:style-name="P1">docker stats</text:p>
      <text:p text:style-name="P1">docker system df</text:p>
      <text:p text:style-name="P1">docker system prune</text:p>
      <text:p text:style-name="P1"/>
      <text:p text:style-name="P1"/>
      <text:p text:style-name="P1"/>
      <text:p text:style-name="P10">Jenkins on Docker step by step </text:p>
      <text:p text:style-name="P10"/>
      <text:list xml:id="list2576758707" text:style-name="L1">
        <text:list-item>
          <text:p text:style-name="P21">how to start Jenkins on docker container</text:p>
        </text:list-item>
        <text:list-item>
          <text:p text:style-name="P21">start and stop jenkins container</text:p>
        </text:list-item>
        <text:list-item>
          <text:p text:style-name="P21">how to set jenkins home on docker volume and host machine</text:p>
        </text:list-item>
      </text:list>
      <text:p text:style-name="P10"/>
      <text:p text:style-name="P10">docker pull jenkins</text:p>
      <text:p text:style-name="P17"><text:span text:style-name="Source_20_Text">docker run --name myjenkins -p 8080:8080 -p 50000:50000 -v /var/jenkins_home</text:span></text:p>
      <text:p text:style-name="P10"/>
      <text:p text:style-name="P10"/>
      <text:p text:style-name="P17"><text:span text:style-name="Source_20_Text">docker run --name myjenkins -p 8080:8080 -p 50000:50000 -v /var/jenkins_home</text:span></text:p>
      <text:p text:style-name="P10"/>
      <text:p text:style-name="P18"><text:span text:style-name="Source_20_Text"><text:span text:style-name="T8">docker run --name myjenkins -p 8080:8080 -p 50000:50000 -v /</text:span></text:span><text:span text:style-name="Source_20_Text"><text:span text:style-name="T9">Users/raghav/Desltop/Jenkins_Home:</text:span></text:span><text:span text:style-name="Source_20_Text"><text:span text:style-name="T8">/var/jenkins_home</text:span></text:span></text:p>
      <text:p text:style-name="P1"/>
      <text:p text:style-name="P1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h text:style-name="Heading_20_1" text:outline-level="1"><text:a xlink:type="simple" xlink:href="https://hub.docker.com/_/jenkins/" text:style-name="Internet_20_link" text:visited-style-name="Visited_20_Internet_20_Link">https://hub.docker.com/_/jenkins/</text:a></text:h>
            <text:p text:style-name="Text_20_body"/>
            <text:h text:style-name="Heading_20_1" text:outline-level="1">How to use this image</text:h>
            <text:p text:style-name="P19"><text:span text:style-name="Source_20_Text">docker run -p 8080:8080 -p 50000:50000 jenkins</text:span></text:p>
            <text:p text:style-name="Text_20_body">This will store the workspace in /var/jenkins_home. All Jenkins data lives in there - including plugins and configuration. You will probably want to make that a persistent volume (recommended):</text:p>
            <text:p text:style-name="P19"><text:span text:style-name="Source_20_Text">docker run -p 8080:8080 -p 50000:50000 -v /your/home:/var/jenkins_home jenkins</text:span></text:p>
            <text:p text:style-name="Text_20_body">This will store the jenkins data in <text:span text:style-name="Source_20_Text">/your/home</text:span> on the host. Ensure that <text:span text:style-name="Source_20_Text">/your/home</text:span> is accessible by the jenkins user in container (jenkins user - uid 1000) or use <text:span text:style-name="Source_20_Text">-u some_other_user</text:span> parameter with <text:span text:style-name="Source_20_Text">docker run</text:span>.</text:p>
            <text:p text:style-name="Text_20_body">You can also use a volume container:</text:p>
            <text:p text:style-name="P19"><text:span text:style-name="Source_20_Text">docker run --name myjenkins -p 8080:8080 -p 50000:50000 -v /var/jenkins_home jenkins</text:span></text:p>
            <text:p text:style-name="Text_20_body">Then myjenkins container has the volume (please do read about docker volume handling to find out more).</text:p>
            <text:p text:style-name="Table_20_Contents"/>
          </table:table-cell>
        </table:table-row>
      </table:table>
      <text:p text:style-name="P6"/>
      <text:p text:style-name="P6"/>
      <text:p text:style-name="P6"/>
      <text:p text:style-name="P6"/>
      <text:p text:style-name="P6">use a short name for pompt</text:p>
      <text:p text:style-name="P6"/>
      <text:p text:style-name="P7">docker run –name MyUbuntu -it ubuntu bash </text:p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h text:style-name="Heading_20_1" text:outline-level="1"><text:span text:style-name="Strong_20_Emphasis"><text:span text:style-name="T7">Docker Beginner Tutorial 4 – How to install DOCKER on LINUX </text:span></text:span></text:h>
            <text:p text:style-name="Text_20_body"><text:span text:style-name="Strong_20_Emphasis"><text:span text:style-name="T6"/></text:span></text:p>
            <text:p text:style-name="Text_20_body"><text:span text:style-name="Strong_20_Emphasis"><text:span text:style-name="T6">Notes:</text:span></text:span></text:p>
            <text:p text:style-name="Text_20_body">Today we will learn :<text:line-break/><text:span text:style-name="Strong_20_Emphasis">How to install Docker on Linux</text:span></text:p>
            <text:p text:style-name="Text_20_body"><text:span text:style-name="Strong_20_Emphasis">Agenda:</text:span><text:line-break/>Prerequisites<text:line-break/>Connect to Linux<text:line-break/>Install Docker<text:line-break/>Start Docker<text:line-break/>Stop Docker<text:line-break/>Uninstall Docker</text:p>
            <text:p text:style-name="Text_20_body"><text:span text:style-name="Strong_20_Emphasis">Prerequisite</text:span><text:line-break/>OS should be 64 bit<text:line-break/>Linux kernel ver 3.10 or greater</text:p>
            <text:p text:style-name="Text_20_body">command to check :</text:p>
            <text:p text:style-name="Quotations">uname -r</text:p>
            <text:p text:style-name="Text_20_body"><text:span text:style-name="Strong_20_Emphasis">STEP 1</text:span> – Connect to Linux system</text:p>
            <text:p text:style-name="Text_20_body"><text:span text:style-name="Strong_20_Emphasis">STEP 2</text:span> – Install DOCKER</text:p>
            <text:p text:style-name="Quotations">sudo yum -y update<text:line-break/>sudo yum install -y docker</text:p>
            <text:p text:style-name="Quotations">docker<text:line-break/>docker –version</text:p>
            <text:p text:style-name="Text_20_body"><text:span text:style-name="Strong_20_Emphasis">STEP 3</text:span> – start DOCKER</text:p>
            <text:p text:style-name="Quotations">sudo service docker start<text:line-break/>sudo usermod -a -G docker “user”</text:p>
            <text:p text:style-name="Quotations">docker info</text:p>
            <text:p text:style-name="Quotations">docker run hello-world : to run hello-world image</text:p>
            <text:p text:style-name="Quotations">docker images : to get list of images present locally</text:p>
            <text:p text:style-name="Quotations">docker ps : to get list of running containers</text:p>
            <text:p text:style-name="Quotations"><text:soft-page-break/>docker ps -a . : to get list of all containers</text:p>
            <text:p text:style-name="Text_20_body"><text:span text:style-name="Strong_20_Emphasis">STEP 4</text:span> – stop DOCKER</text:p>
            <text:p text:style-name="Quotations">sudo service docker stop<text:line-break/>uninstall DOCKER<text:line-break/>sudo yum remove docker</text:p>
            <text:p text:style-name="Text_20_body"><text:span text:style-name="Strong_20_Emphasis">HELPFUL TIPS</text:span><text:line-break/>You can visit – <text:a xlink:type="simple" xlink:href="https://get.docker.com/" office:target-frame-name="_blank" xlink:show="new" text:style-name="Internet_20_link" text:visited-style-name="Visited_20_Internet_20_Link">https://get.docker.com/</text:a><text:line-break/>for more installation related help</text:p>
            <text:p text:style-name="Text_20_body">To install docker from binaries<text:line-break/><text:a xlink:type="simple" xlink:href="https://docs.docker.com/engine/installation/binaries/" office:target-frame-name="_blank" xlink:show="new" text:style-name="Internet_20_link" text:visited-style-name="Visited_20_Internet_20_Link">https://docs.docker.com/engine/installation/binaries/</text:a></text:p>
            <text:p text:style-name="Text_20_body">Installation steps for amazon ec2<text:line-break/><text:a xlink:type="simple" xlink:href="http://docs.aws.amazon.com/AmazonECS/latest/developerguide/docker-basics.html" office:target-frame-name="_blank" xlink:show="new" text:style-name="Internet_20_link" text:visited-style-name="Visited_20_Internet_20_Link">http://docs.aws.amazon.com/AmazonECS/latest/developerguide/docker-basics.html</text:a></text:p>
            <text:p text:style-name="Text_20_body"><text:span text:style-name="Strong_20_Emphasis">References:</text:span></text:p>
          </table:table-cell>
        </table:table-row>
      </table:table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h text:style-name="Heading_20_1" text:outline-level="1">Docker Beginner Tutorial 5 – How to install DOCKER on WINDOWS ? Step by Step</text:h>
            <text:p text:style-name="Text_20_body">December 31, 2017<text:a xlink:type="simple" xlink:href="https://automationstepbystep.com/category/automation/" text:style-name="Internet_20_link" text:visited-style-name="Visited_20_Internet_20_Link">Automation</text:a>, <text:a xlink:type="simple" xlink:href="https://automationstepbystep.com/category/ci/" text:style-name="Internet_20_link" text:visited-style-name="Visited_20_Internet_20_Link">CI</text:a>,<text:span text:style-name="Strong_20_Emphasis"><text:span text:style-name="T6">Notes:</text:span></text:span></text:p>
            <text:p text:style-name="Text_20_body">Today we will learn :<text:line-break/><text:span text:style-name="Strong_20_Emphasis">How to install Docker on Windows</text:span><text:line-break/><text:span text:style-name="Strong_20_Emphasis">Step by Step</text:span></text:p>
            <text:p text:style-name="Text_20_body">We will see:</text:p>
            <text:p text:style-name="Text_20_body"><text:span text:style-name="Strong_20_Emphasis">Prerequisites</text:span></text:p>
            <text:p text:style-name="Text_20_body"><text:span text:style-name="Strong_20_Emphasis">Install Docker</text:span></text:p>
            <text:p text:style-name="Text_20_body"><text:span text:style-name="Strong_20_Emphasis">Troubleshooting tips</text:span></text:p>
            <text:p text:style-name="Text_20_body"><text:span text:style-name="Strong_20_Emphasis">Validate installation</text:span></text:p>
            <text:p text:style-name="Text_20_body"><text:span text:style-name="Strong_20_Emphasis">Uninstall Docker</text:span></text:p>
            <text:p text:style-name="Horizontal_20_Line"/>
            <text:p text:style-name="Text_20_body"><text:span text:style-name="Strong_20_Emphasis">USEFUL INFORMATION</text:span></text:p>
            <text:p text:style-name="Text_20_body">If you install the Docker Toolbox on a Windows machine, the installer automatically installs Oracle Virtualbox to run the Docker virtual machine.</text:p>
            <text:p text:style-name="Horizontal_20_Line"/>
            <text:p text:style-name="Text_20_body">Prerequisites<text:line-break/>OS – 64 bit<text:line-break/>Windows 7 or higher</text:p>
            <text:p text:style-name="Horizontal_20_Line"/>
            <text:p text:style-name="Text_20_body"><text:span text:style-name="Strong_20_Emphasis">STEP 1</text:span> : Install Docker</text:p>
            <text:p text:style-name="Text_20_body"><text:a xlink:type="simple" xlink:href="https://docs.docker.com/toolbox/toolbox_install_windows/" office:target-frame-name="_blank" xlink:show="new" text:style-name="Internet_20_link" text:visited-style-name="Visited_20_Internet_20_Link">https://docs.docker.com/toolbox/toolbox_install_windows/</text:a></text:p>
            <text:p text:style-name="Text_20_body"><text:a xlink:type="simple" xlink:href="https://docs.docker.com/docker-for-windows/install/" office:target-frame-name="_blank" xlink:show="new" text:style-name="Internet_20_link" text:visited-style-name="Visited_20_Internet_20_Link">https://docs.docker.com/docker-for-windows/install/</text:a></text:p>
            <text:p text:style-name="Horizontal_20_Line"/>
            <text:p text:style-name="Text_20_body"><text:span text:style-name="Strong_20_Emphasis">STEP 2</text:span> : Troubleshooting (if any issue occurs)</text:p>
            <text:p text:style-name="Text_20_body"><text:span text:style-name="Strong_20_Emphasis">Convenient way to enable/disable Hyper-V</text:span><text:line-break/><text:a xlink:type="simple" xlink:href="https://superuser.com/questions/540055/convenient-way-to-enable-disable-hyper-v-in-windows-8" office:target-frame-name="_blank" xlink:show="new" text:style-name="Internet_20_link" text:visited-style-name="Visited_20_Internet_20_Link">https://superuser.com/questions/540055/convenient-way-to-enable-disable-hyper-v-in-windows-8</text:a></text:p>
            <text:p text:style-name="Text_20_body"><text:span text:style-name="Strong_20_Emphasis">Installing Docker Toolbox on Windows with Hyper-V Installed</text:span><text:line-break/><text:a xlink:type="simple" xlink:href="https://jayvilalta.com/blog/2016/04/28/installing-docker-toolbox-on-windows-with-hyper-v-installed/" office:target-frame-name="_blank" xlink:show="new" text:style-name="Internet_20_link" text:visited-style-name="Visited_20_Internet_20_Link">https://jayvilalta.com/blog/2016/04/28/installing-docker-toolbox-on-windows-with-hyper-v-installed/</text:a></text:p>
            <text:p text:style-name="Horizontal_20_Line"><text:soft-page-break/></text:p>
            <text:p text:style-name="Text_20_body"><text:span text:style-name="Strong_20_Emphasis">STEP 3</text:span> : validate INSTALLATION<text:line-break/>run some docker commands</text:p>
            <text:p text:style-name="Quotations">docker<text:line-break/>docker –version<text:line-break/>docker run “image name”</text:p>
            <text:p text:style-name="Horizontal_20_Line"/>
            <text:p text:style-name="Text_20_body"><text:span text:style-name="Strong_20_Emphasis">STEP 4</text:span> : uninstall DOCKER</text:p>
            <text:p text:style-name="Table_20_Contents"/>
          </table:table-cell>
        </table:table-row>
      </table:table>
      <text:p text:style-name="P7"/>
      <text:p text:style-name="P7"/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12">Dockerfile to build docker image</text:p>
            <text:p text:style-name="P12"/>
            <text:p text:style-name="P12">1. what is dockerfile</text:p>
            <text:p text:style-name="P12">how to create dockerfile</text:p>
            <text:p text:style-name="P12">how to build image from dockerfile</text:p>
            <text:p text:style-name="P12">basic commands</text:p>
            <text:p text:style-name="P12"/>
            <text:p text:style-name="P12">step 1)<text:span text:style-name="T10">create a dockerfile, in a new dir, then use vi</text:span></text:p>
            <text:p text:style-name="P13">#</text:p>
            <text:p text:style-name="P13"/>
            <text:h text:style-name="P16" text:outline-level="1"><text:span text:style-name="Source_20_Text">FROM scratch</text:span></text:h>
            <text:p text:style-name="Text_20_body">This image is most useful in the context of building base images (such as <text:a xlink:type="simple" xlink:href="https://registry.hub.docker.com/_/debian/" text:style-name="Internet_20_link" text:visited-style-name="Visited_20_Internet_20_Link"><text:span text:style-name="Source_20_Text">debian</text:span></text:a> and <text:a xlink:type="simple" xlink:href="https://registry.hub.docker.com/_/busybox/" text:style-name="Internet_20_link" text:visited-style-name="Visited_20_Internet_20_Link"><text:span text:style-name="Source_20_Text">busybox</text:span></text:a>) or super minimal images (that contain only a single binary and whatever it requires, such as <text:a xlink:type="simple" xlink:href="https://registry.hub.docker.com/_/hello-world/" text:style-name="Internet_20_link" text:visited-style-name="Visited_20_Internet_20_Link"><text:span text:style-name="Source_20_Text">hello-world</text:span></text:a>).</text:p>
            <text:p text:style-name="Text_20_body">As of Docker 1.5.0 (specifically, <text:a xlink:type="simple" xlink:href="https://github.com/docker/docker/pull/8827" text:style-name="Internet_20_link" text:visited-style-name="Visited_20_Internet_20_Link"><text:span text:style-name="Source_20_Text">docker/docker#8827</text:span></text:a>), <text:span text:style-name="Source_20_Text">FROM scratch</text:span> is a no-op in the <text:span text:style-name="Source_20_Text">Dockerfile</text:span>, and will not create an extra layer in your image (so a previously 2-layer image will be a 1-layer image instead).</text:p>
            <text:p text:style-name="Text_20_body">From <text:a xlink:type="simple" xlink:href="https://docs.docker.com/engine/userguide/eng-image/baseimages/#creating-a-simple-parent-image-using-scratch" text:style-name="Internet_20_link" text:visited-style-name="Visited_20_Internet_20_Link">https://docs.docker.com/engine/userguide/eng-image/baseimages/</text:a>:</text:p>
            <text:p text:style-name="Quotations">You can use Docker’s reserved, minimal image, <text:span text:style-name="Source_20_Text">scratch</text:span>, as a starting point for building containers. Using the <text:span text:style-name="Source_20_Text">scratch</text:span> “image” signals to the build process that you want the next command in the <text:span text:style-name="Source_20_Text">Dockerfile</text:span> to be the first filesystem layer in your image.</text:p>
            <text:p text:style-name="Quotations">While <text:span text:style-name="Source_20_Text">scratch</text:span> appears in Docker’s repository on the hub, you can’t pull it, run it, or tag any image with the name <text:span text:style-name="Source_20_Text">scratch</text:span>. Instead, you can refer to it in your <text:span text:style-name="Source_20_Text">Dockerfile</text:span>. For example, to create a minimal container using <text:span text:style-name="Source_20_Text">scratch</text:span>:</text:p>
            <text:p text:style-name="Preformatted_20_Text"><text:span text:style-name="Source_20_Text">FROM scratch</text:span></text:p>
            <text:p text:style-name="Preformatted_20_Text"><text:soft-page-break/><text:span text:style-name="Source_20_Text">COPY hello /</text:span></text:p>
            <text:p text:style-name="P19"><text:span text:style-name="Source_20_Text">CMD ["/hello"]</text:span></text:p>
            <text:p text:style-name="P13">From ubuntu</text:p>
            <text:p text:style-name="P13">maintainer raghav pal &lt;<text:a xlink:type="simple" xlink:href="mailto:automation.devops@gmail.com" text:style-name="Internet_20_link" text:visited-style-name="Visited_20_Internet_20_Link">automation.devops@gmail.com</text:a>&gt;</text:p>
            <text:p text:style-name="P13">RUN apt-get update</text:p>
            <text:p text:style-name="P13">CMD [“echo”, “Hello World...”]</text:p>
            <text:p text:style-name="P13"/>
            <text:p text:style-name="P13">command</text:p>
            <text:p text:style-name="P13"/>
            <text:p text:style-name="P13">docker build /dockerfile path <text:span text:style-name="T11">(docker build -t myimage1:1.0 <text:s/>.</text:span></text:p>
            <text:p text:style-name="P13">docker build -t imageName:Tag directoryOfDockerfile</text:p>
            <text:p text:style-name="P13">docker run image</text:p>
            <text:p text:style-name="P13"/>
            <text:p text:style-name="P13"/>
            <text:p text:style-name="P14">after run there four steps need to run through</text:p>
            <text:p text:style-name="P14"/>
            <text:p text:style-name="P14"/>
            <text:p text:style-name="P14">step1 create a file named Dockerfile</text:p>
            <text:p text:style-name="P14">2 Add instractions in dockerfile </text:p>
            <text:p text:style-name="P14">3 build dockerfile to create image</text:p>
            <text:p text:style-name="P14">4 run image to create container</text:p>
            <text:p text:style-name="P14"/>
            <text:p text:style-name="P14">there are lots of command can be used in dockerfile. <text:s/>You can search google, the very first one will be </text:p>
            <text:p text:style-name="P14">Dockerfile referenct</text:p>
            <text:p text:style-name="P14"/>
          </table:table-cell>
        </table:table-row>
      </table:table>
      <text:p text:style-name="P7"/>
      <table:table table:name="Table7" table:style-name="Table7">
        <table:table-column table:style-name="Table7.A"/>
        <table:table-row>
          <table:table-cell table:style-name="Table7.A1" office:value-type="string">
            <text:p text:style-name="P15">Docker compose</text:p>
            <text:p text:style-name="P15"/>
            <text:list xml:id="list1105694545" text:style-name="L2">
              <text:list-item>
                <text:p text:style-name="P20">what/why docker compose</text:p>
              </text:list-item>
              <text:list-item>
                <text:p text:style-name="P20">how to install</text:p>
              </text:list-item>
              <text:list-item>
                <text:p text:style-name="P20">how to create docker compose file</text:p>
              </text:list-item>
              <text:list-item>
                <text:p text:style-name="P20">how to use docker compose file to create services</text:p>
              </text:list-item>
              <text:list-item>
                <text:p text:style-name="P20">basic commands</text:p>
              </text:list-item>
            </text:list>
            <text:p text:style-name="P15"/>
            <text:p text:style-name="P15"/>
            <text:p text:style-name="P15">step 1 <text:s/>install docker compose</text:p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4:21:22.295546665</meta:creation-date>
    <dc:date>2018-11-05T17:23:07.216891342</dc:date>
    <meta:editing-duration>PT1H1S</meta:editing-duration>
    <meta:editing-cycles>11</meta:editing-cycles>
    <meta:generator>LibreOffice/6.0.6.2$Linux_X86_64 LibreOffice_project/00m0$Build-2</meta:generator>
    <meta:document-statistic meta:table-count="7" meta:image-count="0" meta:object-count="0" meta:page-count="8" meta:paragraph-count="152" meta:word-count="1043" meta:character-count="7599" meta:non-whitespace-character-count="6147"/>
  </office:meta>
</office:document-meta>
</file>